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750" calcext:value-type="float">
            <text:p>750</text:p>
          </table:table-cell>
          <table:table-cell table:style-name="ce1"/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1">
          <table:table-cell office:value-type="string" calcext:value-type="string">
            <text:p>wheel perimeter / m</text:p>
          </table:table-cell>
          <table:table-cell table:formula="of:= PI() *  0.254" office:value-type="float" office:value="0.797964534011807" calcext:value-type="float">
            <text:p>0.797964534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5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5] * ([.B2]/60) / [.B4]" office:value-type="float" office:value="0.0729774412872958" calcext:value-type="float">
            <text:p>0.0729774413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3" table:formula="of:=[.B5]/([.B4]*[.B3])" office:value-type="float" office:value="0.000729774412872958" calcext:value-type="float">
            <text:p>0.0007297744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8] * [.B12]" office:value-type="float" office:value="0.0364887206436479" calcext:value-type="float">
            <text:p>0.0364887206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2]"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5] * (([.B16]*[.B12]) / [.B3]) / [.B4]" office:value-type="float" office:value="0.0729774412872958" calcext:value-type="float">
            <text:p>0.0729774413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3]" office:value-type="float" office:value="144" calcext:value-type="float">
            <text:p>144</text:p>
          </table:table-cell>
          <table:table-cell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21:37:30.666172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2-02T21:59:05.951818272</dc:date>
    <dc:creator>Kuba </dc:creator>
    <meta:editing-duration>PT27M39S</meta:editing-duration>
    <meta:editing-cycles>13</meta:editing-cycles>
    <meta:generator>LibreOffice/4.1.4.2$Linux_X86_64 LibreOffice_project/410m0$Build-2</meta:generator>
    <meta:document-statistic meta:table-count="2" meta:cell-count="48" meta:object-count="0"/>
  </office:meta>
</office:document-meta>
</file>